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A000000B4E193B8F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new" xlink:href="vnd.sun.star.script:Template.Correspondence.Main?language=Basic&amp;location=application" xlink:type="simple"/>
      <script:event-listener script:language="ooo:script" script:event-name="office:load-finished"/>
      <script:event-listener script:language="ooo:script" script:event-name="dom:load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copy-to"/>
      <script:event-listener script:language="ooo:script" script:event-name="office:copy-to-done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visarea-changed"/>
      <script:event-listener script:language="ooo:script" script:event-name="office:page-count-change"/>
      <script:event-listener script:language="ooo:script" script:event-name="office:mail-merge"/>
    </office:event-listeners>
  </office:scripts>
  <office:font-face-decls>
    <style:font-face style:name="OpenSymbol" svg:font-family="OpenSymbol" style:font-charset="x-symbol"/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Liberation Sans" svg:font-family="'Liberation Sans'" style:font-adornments="Standard" style:font-family-generic="swiss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8pt" fo:font-weight="bold" officeooo:rsid="001cd9e1" officeooo:paragraph-rsid="00156d81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text-underline-style="none" fo:font-weight="bold" officeooo:rsid="0021ecd2" officeooo:paragraph-rsid="001bc7de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bold" officeooo:rsid="0021ecd2" officeooo:paragraph-rsid="001bc7de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1ecd2" officeooo:paragraph-rsid="001bc7de" style:font-weight-asian="bold" style:font-weight-complex="bold"/>
    </style:style>
    <style:style style:name="P5" style:family="paragraph" style:parent-style-name="Standard">
      <style:paragraph-properties fo:line-height="100%"/>
      <style:text-properties officeooo:paragraph-rsid="001d8f1f"/>
    </style:style>
    <style:style style:name="P6" style:family="paragraph" style:parent-style-name="Standard">
      <style:paragraph-properties fo:line-height="100%"/>
      <style:text-properties officeooo:rsid="001cd9e1" officeooo:paragraph-rsid="001d8f1f"/>
    </style:style>
    <style:style style:name="P7" style:family="paragraph" style:parent-style-name="Table_20_Contents">
      <style:paragraph-properties fo:text-align="start" style:justify-single-word="false"/>
      <style:text-properties officeooo:paragraph-rsid="00175621"/>
    </style:style>
    <style:style style:name="P8" style:family="paragraph" style:parent-style-name="Table_20_Contents">
      <style:text-properties fo:color="#808080"/>
    </style:style>
    <style:style style:name="P9" style:family="paragraph" style:parent-style-name="Table_20_Contents">
      <style:paragraph-properties fo:text-align="center" style:justify-single-word="false"/>
      <style:text-properties fo:color="#808080" fo:font-size="10pt" officeooo:rsid="001812ca" officeooo:paragraph-rsid="0018649c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fo:color="#808080" fo:font-size="10pt" officeooo:paragraph-rsid="0018649c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fo:color="#808080" fo:font-size="10pt" officeooo:rsid="006ef9c9" officeooo:paragraph-rsid="0018649c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fo:color="#808080" fo:font-size="10pt" officeooo:rsid="0052b304" officeooo:paragraph-rsid="0052b304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fo:color="#808080" fo:font-size="10pt" officeooo:rsid="0052b304" officeooo:paragraph-rsid="00a0e313" style:font-size-asian="10pt" style:font-size-complex="10pt"/>
    </style:style>
    <style:style style:name="P14" style:family="paragraph" style:parent-style-name="Table_20_Contents">
      <style:text-properties fo:color="#808080" fo:font-size="10pt" style:text-underline-style="none" officeooo:rsid="00390238" officeooo:paragraph-rsid="0018649c" fo:background-color="transparen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color="#808080"/>
    </style:style>
    <style:style style:name="P16" style:family="paragraph" style:parent-style-name="Table_20_Contents">
      <style:paragraph-properties fo:text-align="end" style:justify-single-word="false"/>
      <style:text-properties fo:color="#808080" fo:font-weight="bold" style:font-weight-asian="bold" style:font-weight-complex="bold"/>
    </style:style>
    <style:style style:name="P17" style:family="paragraph" style:parent-style-name="Text_20_body">
      <style:paragraph-properties fo:line-height="100%"/>
      <style:text-properties officeooo:paragraph-rsid="001d8f1f"/>
    </style:style>
    <style:style style:name="P18" style:family="paragraph" style:parent-style-name="Text_20_body">
      <style:paragraph-properties fo:line-height="150%"/>
      <style:text-properties fo:color="#000099" officeooo:paragraph-rsid="0019ecee"/>
    </style:style>
    <style:style style:name="P19" style:family="paragraph" style:parent-style-name="Table_20_Heading">
      <style:paragraph-properties fo:text-align="center" style:justify-single-word="false"/>
      <style:text-properties fo:color="#808080" fo:font-weight="bold" style:font-weight-asian="bold" style:font-weight-complex="bold"/>
    </style:style>
    <style:style style:name="P20" style:family="paragraph" style:parent-style-name="Header">
      <style:paragraph-properties fo:text-align="center" style:justify-single-word="false"/>
      <style:text-properties officeooo:paragraph-rsid="002011ec"/>
    </style:style>
    <style:style style:name="P21" style:family="paragraph" style:parent-style-name="Header">
      <style:paragraph-properties fo:text-align="center" style:justify-single-word="false"/>
      <style:text-properties fo:color="#808080" officeooo:paragraph-rsid="002011ec"/>
    </style:style>
    <style:style style:name="P22" style:family="paragraph" style:parent-style-name="Date" style:master-page-name="First_20_Page">
      <style:paragraph-properties fo:line-height="115%" style:page-number="auto"/>
      <style:text-properties officeooo:paragraph-rsid="002011ec"/>
    </style:style>
    <style:style style:name="P23" style:family="paragraph" style:parent-style-name="Date">
      <style:paragraph-properties fo:line-height="115%"/>
      <style:text-properties officeooo:paragraph-rsid="002011ec"/>
    </style:style>
    <style:style style:name="P24" style:family="paragraph" style:parent-style-name="Date">
      <style:paragraph-properties fo:line-height="115%" fo:text-align="center" style:justify-single-word="false"/>
      <style:text-properties fo:font-size="48pt" officeooo:rsid="00263b7b" officeooo:paragraph-rsid="00263b7b" style:font-size-asian="48pt" style:font-size-complex="48pt"/>
    </style:style>
    <style:style style:name="T1" style:family="text">
      <style:text-properties fo:color="#808080" fo:font-size="10pt" style:font-size-asian="10pt" style:font-size-complex="10pt"/>
    </style:style>
    <style:style style:name="T2" style:family="text">
      <style:text-properties fo:color="#808080" fo:font-size="10pt" officeooo:rsid="009dd550" style:font-size-asian="10pt" style:font-size-complex="10pt"/>
    </style:style>
    <style:style style:name="T3" style:family="text">
      <style:text-properties officeooo:rsid="0012602f"/>
    </style:style>
    <style:style style:name="T4" style:family="text">
      <style:text-properties officeooo:rsid="001cd9e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text-underline-style="none" fo:font-weight="bold" officeooo:rsid="002db3dd" style:font-size-asian="14pt" style:font-weight-asian="bold" style:font-size-complex="14pt" style:font-weight-complex="bold"/>
    </style:style>
    <style:style style:name="T8" style:family="text">
      <style:text-properties fo:font-size="14pt" style:text-underline-style="none" fo:font-weight="bold" officeooo:rsid="002f9037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company_id.fax" text:name="py3o.o.company_id.fax"/>
        <text:user-field-decl office:value-type="string" office:string-value="o.company_id.name" text:name="py3o.o.company_id.name"/>
        <text:user-field-decl office:value-type="string" office:string-value="o.company_id.phone" text:name="py3o.o.company_id.phone"/>
        <text:user-field-decl office:value-type="string" office:string-value="o.company_id.website" text:name="py3o.o.company_id.websit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state_id.code" text:name="py3o.o.company_id.state_id.code"/>
        <text:user-field-decl office:value-type="string" office:string-value="o.company_id.zip" text:name="py3o.o.company_id.zip"/>
        <text:user-field-decl office:value-type="string" office:string-value="o.company_id.email" text:name="py3o.o.company_id.email"/>
        <text:user-field-decl office:value-type="string" office:string-value="o.name" text:name="py3o.o.name"/>
        <text:user-field-decl office:value-type="float" office:value="0" text:name="py3o.o.date_order"/>
        <text:user-field-decl office:value-type="string" office:string-value="o.partner_id.name" text:name="py3o.o.partner_id.name"/>
        <text:user-field-decl office:value-type="string" office:string-value="o.note" text:name="py3o.o.note"/>
        <text:user-field-decl office:value-type="string" office:string-value="line.product" text:name="py3o.line.product"/>
        <text:user-field-decl office:value-type="string" office:string-value="line.qty" text:name="py3o.line.qty"/>
        <text:user-field-decl office:value-type="string" office:string-value="line.price_unit" text:name="py3o.line.price_unit"/>
        <text:user-field-decl office:value-type="string" office:string-value="data.symbol" text:name="py3o.data.symbol"/>
        <text:user-field-decl office:value-type="string" office:string-value="line.price_subtotal" text:name="py3o.line.price_subtotal"/>
        <text:user-field-decl office:value-type="string" office:string-value="data.untaxed" text:name="py3o.data.untaxed"/>
        <text:user-field-decl office:value-type="string" office:string-value="data.tax" text:name="py3o.data.tax"/>
        <text:user-field-decl office:value-type="string" office:string-value="data.total" text:name="py3o.data.total"/>
        <text:user-field-decl office:value-type="string" office:string-value="o.partner_id.country_id.name" text:name="py3o.o.partner_id.country_id.name"/>
        <text:user-field-decl office:value-type="string" office:string-value="o.partner_id.street" text:name="py3o.o.partner_id.street"/>
        <text:user-field-decl office:value-type="string" office:string-value="o.partner_id.zip" text:name="py3o.o.partner_id.zip"/>
        <text:user-field-decl office:value-type="string" office:string-value="o.partner_invoice_id.name" text:name="py3o.o.partner_invoice_id.name"/>
      </text:user-field-decls>
      <text:p text:style-name="P22"/>
      <text:p text:style-name="P23"/>
      <text:p text:style-name="P23"/>
      <text:p text:style-name="P24">Hello World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Liberation Sans" svg:font-family="'Liberation Sans'" style:font-adornments="Standard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" fo:font-size="12pt" fo:language="de" fo:country="DE" style:font-name-asian="Andale Sans UI" style:font-size-asian="12pt" style:language-asian="de" style:country-asian="DE" style:font-name-complex="Tahoma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horndale" fo:font-size="12pt" fo:language="de" fo:country="DE" style:font-name-asian="Andale Sans UI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Standard" style:font-family-generic="swiss" style:font-pitch="variable" fo:language="en" fo:country="US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20%"/>
    </style:style>
    <style:style style:name="Salutation" style:family="paragraph" style:parent-style-name="Standard" style:next-style-name="Signature" style:class="text">
      <style:paragraph-properties fo:margin-left="7.62cm" fo:margin-right="0cm" fo:margin-top="0.63cm" fo:margin-bottom="1.48cm" loext:contextual-spacing="false" fo:text-indent="0cm" style:auto-text-indent="false" fo:keep-with-next="always"/>
    </style:style>
    <style:style style:name="Signature" style:family="paragraph" style:parent-style-name="Standard" style:next-style-name="Standard" style:class="text">
      <style:paragraph-properties fo:margin-left="7.62cm" fo:margin-right="0cm" fo:text-indent="0cm" style:auto-text-indent="false" fo:keep-with-next="alway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fo:line-height="12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 style:master-page-name="">
      <style:paragraph-properties fo:margin-top="0cm" fo:margin-bottom="0cm" loext:contextual-spacing="false" style:page-number="auto" text:number-lines="false" text:line-number="0"/>
      <style:text-properties fo:font-size="11pt"/>
    </style:style>
    <style:style style:name="Table_20_Heading" style:display-name="Table Heading" style:family="paragraph" style:parent-style-name="Heading" style:class="extra">
      <style:paragraph-properties fo:margin-top="0cm" fo:margin-bottom="0cm" loext:contextual-spacing="false" fo:text-align="start" style:justify-single-word="false"/>
      <style:text-properties fo:font-size="8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margin-top="0cm" fo:margin-bottom="0.203cm" loext:contextual-spacing="false" fo:text-align="start" style:justify-single-word="false"/>
      <style:text-properties fo:font-size="15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ate" style:family="paragraph" style:parent-style-name="Text_20_body">
      <style:paragraph-properties fo:margin-left="0cm" fo:margin-right="0cm" fo:margin-top="0.635cm" fo:margin-bottom="0cm" loext:contextual-spacing="false" fo:text-indent="0cm" style:auto-text-indent="false"/>
    </style:style>
    <style:style style:name="Subject" style:family="paragraph" style:parent-style-name="Text_20_body" style:next-style-name="Text_20_body" style:class="text" style:master-page-name="">
      <style:paragraph-properties fo:margin-top="0.635cm" fo:margin-bottom="0.635cm" loext:contextual-spacing="false" style:page-number="auto"/>
      <style:text-properties style:text-underline-style="none" fo:font-weight="bold"/>
    </style:style>
    <style:style style:name="Salutation_20__28_user_29_" style:display-name="Salutation (user)" style:family="paragraph" style:parent-style-name="Text_20_body" style:class="text">
      <style:paragraph-properties fo:margin-top="0.635cm" fo:margin-bottom="0.635cm" loext:contextual-spacing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normal" fo:text-transform="none" fo:color="#666666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/>
      <style:text-properties fo:font-size="18pt" fo:font-weight="bold" officeooo:rsid="001cd9e1" officeooo:paragraph-rsid="00156d81" style:font-size-asian="18pt" style:font-weight-asian="bold" style:font-size-complex="1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1.27cm" style:writing-mode="lr-tb" style:footnote-max-height="0cm"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fo:min-height="1.778cm" fo:margin-left="7.62cm" fo:margin-right="0cm" fo:margin-bottom="0.508cm" fo:border-top="none" fo:border-bottom="none" fo:border-left="2.49pt solid #808080" fo:border-right="none" fo:padding-top="0cm" fo:padding-bottom="0cm" fo:padding-left="0.254cm" fo:padding-right="0cm" style:shadow="none" style:dynamic-spacing="false"/>
      </style:header-style>
      <style:footer-style>
        <style:header-footer-properties fo:min-height="0.762cm" fo:margin-left="7.62cm" fo:margin-right="0cm" fo:margin-top="0.508cm" fo:border-top="none" fo:border-bottom="none" fo:border-left="2.49pt solid #808080" fo:border-right="none" fo:padding-top="0cm" fo:padding-bottom="0cm" fo:padding-left="0.254cm" fo:padding-right="0cm" style:shadow="none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1.27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fo:min-height="1.02cm" fo:margin-left="0cm" fo:margin-right="0cm" fo:margin-bottom="0.51cm" fo:border="none" fo:padding="0cm" style:shadow="none" fo:background-color="transparent" style:dynamic-spacing="false" draw:fill="none" draw:fill-color="#99ccff"/>
      </style:header-style>
      <style:footer-style>
        <style:header-footer-properties fo:min-height="0.762cm" fo:margin-left="7.62cm" fo:margin-right="0cm" fo:margin-top="0.508cm" fo:border-top="none" fo:border-bottom="none" fo:border-left="2.49pt solid #808080" fo:border-right="none" fo:padding-top="0cm" fo:padding-bottom="0cm" fo:padding-left="0.254cm" fo:padding-right="0cm" style:shadow="none" style:dynamic-spacing="fals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Title"><text:sender-company/></text:p>
      </style:header>
      <style:footer>
        <text:p text:style-name="Footer">Page <text:page-number text:select-page="current">0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draw:frame draw:style-name="Mfr1" draw:name="Imagen2" text:anchor-type="paragraph" svg:x="0.31cm" svg:y="-0.953cm" svg:width="4.937cm" svg:height="2.087cm" draw:z-index="0"><draw:image xlink:href="Pictures/10000201000001AA000000B4E193B8F4.png" xlink:type="simple" xlink:show="embed" xlink:actuate="onLoad"/></draw:frame></text:p>
      </style:header>
      <style:footer>
        <text:p text:style-name="Footer">Page <text:page-number text:select-page="current">1</text:page-number>/<text:page-count>1</text:page-count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dc:title>Invoice 1</dc:title>
    <dc:description>Template created by Sun Microsystems</dc:description>
    <meta:creation-date>2016-07-12T16:58:29.709902286</meta:creation-date>
    <dc:language>de-DE</dc:language>
    <meta:editing-cycles>21</meta:editing-cycles>
    <meta:editing-duration>PT1H5M16S</meta:editing-duration>
    <meta:keyword>business</meta:keyword>
    <meta:keyword>finances</meta:keyword>
    <dc:subject>Template for an invoice - Design "Gray Simplicity"</dc:subject>
    <dc:date>2016-07-20T00:04:06.945280293</dc:date>
    <meta:document-statistic meta:table-count="0" meta:image-count="1" meta:object-count="0" meta:page-count="1" meta:paragraph-count="4" meta:word-count="6" meta:character-count="30" meta:non-whitespace-character-count="27"/>
    <meta:user-defined meta:name="Info 2"/>
    <meta:user-defined meta:name="Info 3"/>
    <meta:user-defined meta:name="Info 4"/>
    <meta:user-defined meta:name="License">&lt;a href="http://www.openoffice.org/licenses/BSD.pdf"&gt;BSD&lt;/a&gt; </meta:user-defined>
  </office:meta>
</office:document-meta>
</file>